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49f3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box1" form:control-implementation="ooo:com.sun.star.form.component.TextField" xml:id="control1" form:id="control1" form:current-value="sample text" form:value="sample tex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ignature1" form:control-implementation="ooo:com.sun.star.form.component.TextField" xml:id="control2" form:id="control2" form:current-value="Signature1" form:value="Signatur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box2" form:control-implementation="ooo:com.sun.star.form.component.TextField" xml:id="control3" form:id="control3" form:current-value="sample text" form:value="sample tex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Shape1" draw:style-name="gr2" draw:text-style-name="P2" svg:width="115.51pt" svg:height="24.01pt" draw:control="control1"/></text:p>
      <text:p text:style-name="P1"><draw:control text:anchor-type="as-char" draw:z-index="1" draw:name="Shape2" draw:style-name="gr2" draw:text-style-name="P2" svg:width="129.51pt" svg:height="67.01pt" draw:control="control2"/><draw:control text:anchor-type="as-char" svg:y="-65pt" draw:z-index="2" draw:name="Shape1_0" draw:style-name="gr1" draw:text-style-name="P2" svg:width="115.51pt" svg:height="24.01pt" draw:control="control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4:25:41.744000000</meta:creation-date>
    <dc:date>2020-10-30T11:57:10.147000000</dc:date>
    <meta:editing-duration>PT3M33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" meta:word-count="0" meta:character-count="0" meta:non-whitespace-character-count="0"/>
  </office:meta>
</office:document-meta>
</file>